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ingSource.getSche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ingSource.getCache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ingSource.checkValidity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8">
            <text:p text:style-name="Table_20_Contents">8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CachingSource.toSAX( ContentHandler contentHandl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achingSource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ingSource.getLas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ingSource.setResponse( CachedSourceResponse respons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achingSource.getResponseMe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ourceMeta.getMim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Meta.SourceM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achingSource.readBinaryResponse( Source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achingSource.initialize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9">
            <text:p text:style-name="Table_20_Contents">9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CachingSource.getInput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chingSource.readMeta( 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Meta.setMimeType( String mim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Meta.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ingSource.getCacheValidit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chingSource.getBinaryRespons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achingSource.refresh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CachingSource.getXMLRespons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ourceMeta.getLas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ingSource.get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ingSource.getMe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ourceMeta.setLastModified( long lastModifi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ingSource.readXMLResponse( Source source , byte [ ] binary , ServiceManager manag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CachingSource.getMim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ingSource.clear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ingSource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ourceMeta.get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ingSource.getSourc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ingSource.CachingSource( final String protocol , final String uri , final String sourceUri , final Source source , final int expires , final String cacheName , final boolean async , final boolean eventAwar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ourceMeta.setContentLength( long content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ingSource.getValidit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chingSource.getRespon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chingSource.getExpi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Meta.SourceMeta( Source 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ourceMeta.setExists( boolean exis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ingSource.service( final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ingSource.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